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397cm"/>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D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none" fo:border-top="none" fo:border-bottom="0.25pt solid #000000" style:writing-mode="lr-tb"/>
    </style:style>
    <style:style style:name="Tableau2.C3" style:family="table-cell">
      <style:table-cell-properties fo:padding="0.097cm" fo:border-left="0.25pt solid #000000" fo:border-right="none" fo:border-top="none" fo:border-bottom="0.25pt solid #000000" style:writing-mode="lr-tb"/>
    </style:style>
    <style:style style:name="Tableau2.D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none" fo:border-top="none" fo:border-bottom="0.25pt solid #000000" style:writing-mode="lr-tb"/>
    </style:style>
    <style:style style:name="Tableau2.C4" style:family="table-cell">
      <style:table-cell-properties fo:padding="0.097cm" fo:border-left="0.25pt solid #000000" fo:border-right="none" fo:border-top="none" fo:border-bottom="0.25pt solid #000000" style:writing-mode="lr-tb"/>
    </style:style>
    <style:style style:name="Tableau2.D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none" fo:border-top="none" fo:border-bottom="0.25pt solid #000000" style:writing-mode="lr-tb"/>
    </style:style>
    <style:style style:name="Tableau2.C5" style:family="table-cell">
      <style:table-cell-properties fo:padding="0.097cm" fo:border-left="0.25pt solid #000000" fo:border-right="none" fo:border-top="none" fo:border-bottom="0.25pt solid #000000" style:writing-mode="lr-tb"/>
    </style:style>
    <style:style style:name="Tableau2.D5"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058cm"/>
    </style:style>
    <style:style style:name="Tableau5.B" style:family="table-column">
      <style:table-column-properties style:column-width="1.171cm"/>
    </style:style>
    <style:style style:name="Tableau5.C" style:family="table-column">
      <style:table-column-properties style:column-width="1.36cm"/>
    </style:style>
    <style:style style:name="Tableau5.A1" style:family="table-cell">
      <style:table-cell-properties fo:padding="0.097cm" fo:border="none" style:writing-mode="lr-tb"/>
    </style:style>
    <style:style style:name="Tableau6" style:family="table">
      <style:table-properties style:width="17.59cm" fo:margin-left="0cm" table:align="left"/>
    </style:style>
    <style:style style:name="Tableau6.A" style:family="table-column">
      <style:table-column-properties style:column-width="15.058cm"/>
    </style:style>
    <style:style style:name="Tableau6.B" style:family="table-column">
      <style:table-column-properties style:column-width="1.171cm"/>
    </style:style>
    <style:style style:name="Tableau6.C" style:family="table-column">
      <style:table-column-properties style:column-width="1.36cm"/>
    </style:style>
    <style:style style:name="Tableau6.A1" style:family="table-cell">
      <style:table-cell-properties fo:padding="0.097cm" fo:border="none" style:writing-mode="lr-tb"/>
    </style:style>
    <style:style style:name="Tableau7" style:family="table">
      <style:table-properties style:width="17.59cm" fo:margin-left="0cm" table:align="left"/>
    </style:style>
    <style:style style:name="Tableau7.A" style:family="table-column">
      <style:table-column-properties style:column-width="15.392cm"/>
    </style:style>
    <style:style style:name="Tableau7.B" style:family="table-column">
      <style:table-column-properties style:column-width="2.198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7.A2" style:family="table-cell">
      <style:table-cell-properties fo:padding="0.097cm" fo:border-left="0.25pt solid #000000" fo:border-right="none" fo:border-top="none" fo:border-bottom="0.25pt solid #000000" style:writing-mode="lr-tb"/>
    </style:style>
    <style:style style:name="Tableau7.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FreeSerif"/>
    </style:style>
    <style:style style:name="P5" style:family="paragraph" style:parent-style-name="Standard">
      <style:paragraph-properties fo:text-align="justify" style:justify-single-word="false"/>
    </style:style>
    <style:style style:name="P6" style:family="paragraph" style:parent-style-name="Table_20_Contents">
      <style:text-properties fo:background-color="#ffff99"/>
    </style:style>
    <style:style style:name="P7" style:family="paragraph" style:parent-style-name="Table_20_Contents">
      <style:text-properties style:font-name="FreeSerif"/>
    </style:style>
    <style:style style:name="P8" style:family="paragraph" style:parent-style-name="Text_20_body">
      <style:paragraph-properties fo:text-align="justify" style:justify-single-word="false"/>
    </style:style>
    <style:style style:name="P9" style:family="paragraph" style:parent-style-name="enum">
      <style:paragraph-properties fo:text-align="justify" style:justify-single-word="false"/>
    </style:style>
    <style:style style:name="P10" style:family="paragraph" style:parent-style-name="Table_20_Heading">
      <style:text-properties style:font-name="FreeSerif"/>
    </style:style>
    <style:style style:name="P11" style:family="paragraph" style:parent-style-name="Standard">
      <style:paragraph-properties fo:margin-left="0cm" fo:margin-right="0cm" fo:text-align="justify" style:justify-single-word="false" fo:text-indent="-0.7cm" style:auto-text-indent="false"/>
      <style:text-properties style:font-name="FreeSerif"/>
    </style:style>
    <style:style style:name="P12" style:family="paragraph" style:parent-style-name="Table">
      <style:text-properties style:font-name="FreeSerif"/>
    </style:style>
    <style:style style:name="P13" style:family="paragraph" style:parent-style-name="Illustration">
      <style:paragraph-properties fo:text-align="center" style:justify-single-word="false"/>
    </style:style>
    <style:style style:name="P14" style:family="paragraph" style:parent-style-name="Standard" style:list-style-name="L4">
      <style:paragraph-properties fo:text-align="justify" style:justify-single-word="false"/>
      <style:text-properties style:font-name="FreeSerif"/>
    </style:style>
    <style:style style:name="P15" style:family="paragraph" style:parent-style-name="Text_20_body" style:list-style-name="L2"/>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7">
      <style:paragraph-properties fo:text-align="justify" style:justify-single-word="false"/>
    </style:style>
    <style:style style:name="P19" style:family="paragraph" style:parent-style-name="Text_20_body" style:list-style-name="L3"/>
    <style:style style:name="P20" style:family="paragraph" style:parent-style-name="Légende" style:master-page-name="MP0">
      <style:paragraph-properties fo:text-align="center" style:justify-single-word="false" style:page-number="auto" fo:break-before="page"/>
    </style:style>
    <style:style style:name="P21" style:family="paragraph" style:parent-style-name="enum" style:list-style-name="L1"/>
    <style:style style:name="P22" style:family="paragraph" style:parent-style-name="enum" style:list-style-name="L1">
      <style:text-properties style:language-complex="ar" style:country-complex="SA"/>
    </style:style>
    <style:style style:name="P23" style:family="paragraph" style:parent-style-name="question" style:list-style-name="L5">
      <style:paragraph-properties fo:text-align="justify" style:justify-single-word="false"/>
    </style:style>
    <style:style style:name="P24" style:family="paragraph" style:parent-style-name="question">
      <style:paragraph-properties fo:text-align="justify" style:justify-single-word="false"/>
    </style:style>
    <style:style style:name="P25" style:family="paragraph" style:parent-style-name="question" style:list-style-name="L6"/>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language-complex="ar" style:country-complex="SA" style:font-style-complex="italic"/>
    </style:style>
    <style:style style:name="T6" style:family="text">
      <style:text-properties style:language-complex="ar" style:country-complex="SA"/>
    </style:style>
    <style:style style:name="T7" style:family="text">
      <style:text-properties style:font-name="FreeMono" fo:font-size="10pt" style:font-size-asian="10pt" style:font-size-complex="10pt"/>
    </style:style>
    <style:style style:name="T8" style:family="text">
      <style:text-properties style:font-name="FreeSerif"/>
    </style:style>
    <style:style style:name="T9" style:family="text">
      <style:text-properties style:font-name="FreeSerif" fo:font-weight="bold" style:font-weight-asian="bold" style:font-weight-complex="bold"/>
    </style:style>
    <style:style style:name="T10" style:family="text">
      <style:text-properties fo:color="#ff3333"/>
    </style:style>
    <style:style style:name="T11" style:family="text">
      <style:text-properties fo:color="#ff3333" fo:font-weight="bold" style:font-weight-asian="bold" style:font-weight-complex="bold"/>
    </style:style>
    <style:style style:name="T12" style:family="text">
      <style:text-properties fo:color="#ff3333" style:font-name="FreeSerif" fo:font-size="12pt" style:font-size-asian="12pt"/>
    </style:style>
    <style:style style:name="T13" style:family="text">
      <style:text-properties fo:language="fr" fo:country="FR" style:language-asian="fr" style:country-asian="FR" style:language-complex="ar" style:country-complex="SA"/>
    </style:style>
    <style:style style:name="T14" style:family="text">
      <style:text-properties officeooo:rsid="000eba49"/>
    </style:style>
    <style:style style:name="T15" style:family="text">
      <style:text-properties officeooo:rsid="000f9623"/>
    </style:style>
    <style:style style:name="fr1" style:family="graphic" style:parent-style-name="Graphics">
      <style:graphic-properties style:wrap="parallel" style:number-wrapped-paragraphs="no-limit" style:vertical-pos="top" style:vertical-rel="paragraph" style:horizontal-pos="center" style:horizontal-rel="paragraph" draw:fill="none" draw:fill-color="#ffffff" fo:padding="0cm" fo:border="none" style:writing-mode="lr-tb" draw:textarea-vertical-align="top"/>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2</text:user-defined></text:span></text:span><text:span text:style-name="Police_20_par_20_défaut"><text:span text:style-name="T2"> – </text:span></text:span><text:span text:style-name="Police_20_par_20_défaut"><text:span text:style-name="T2"><text:user-defined style:data-style-name="N0" text:name="Session">Automne 2015</text:user-defined></text:span></text:span></text:p>
      <text:p text:style-name="P2"/>
      <text:p text:style-name="P3"><text:span text:style-name="Police_20_par_20_défaut"><text:span text:style-name="T2"><text:user-defined style:data-style-name="N0" text:name="Titre">Communication inter-processu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6">Inscrire ici le nom des membres de l'équipe</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Mise en situation</text:p>
      <text:p text:style-name="P8">Au précédent laboratoire, nous avons vu qu'un processus ne peut accéder à la mémoire d'un autre processus directement. Nous avons également vu qu'il est nécessaire de disposer d'un moyen de contrôle d'accès concurrent à une ressource, comme une variable partagée. C'est la fonction des <text:span text:style-name="Police_20_par_20_défaut"><text:span text:style-name="T3">mécanismes de communication inter-processus</text:span></text:span> (Inter-Process Communication, ou IPC), dont il est question dans ce laboratoire.</text:p>
      <text:p text:style-name="Heading">Directives</text:p>
      <text:list xml:id="list8151130536189117043" text:style-name="L1">
        <text:list-item>
          <text:p text:style-name="P21">L'activité se fait en équipe de deux. Inscrivez les noms ci-haut.</text:p>
        </text:list-item>
        <text:list-item>
          <text:p text:style-name="P21">Répondez <text:span text:style-name="Police_20_par_20_défaut"><text:span text:style-name="T3">directement dans le questionnaire</text:span></text:span> ODT avec Libre Office.</text:p>
        </text:list-item>
        <text:list-item>
          <text:p text:style-name="P21">La correction se fera directement dans le document électronique.</text:p>
        </text:list-item>
        <text:list-item>
          <text:p text:style-name="P21">Remettez sur Moodle le questionnaire rempli et le code (archive tar produite par <text:span text:style-name="Police_20_par_20_défaut"><text:span text:style-name="T4">make dist</text:span></text:span>).</text:p>
        </text:list-item>
        <text:list-item>
          <text:p text:style-name="P21">Une seule personne de l'équipe doit effectuer la remise sur Moodle.</text:p>
        </text:list-item>
        <text:list-item>
          <text:p text:style-name="P22">Utilisez les machines du laboratoire pour obtenir vos résultats.</text:p>
        </text:list-item>
        <text:list-item>
          <text:p text:style-name="P22">10% de la note finale peut être enlevée pour la mauvaise qualité de la langue.</text:p>
        </text:list-item>
        <text:list-item>
          <text:p text:style-name="P22">Les laboratoires 1 et 2 sont à remettre sur Moodle avant le 21 octobre à 18h00.</text:p>
        </text:list-item>
      </text:list>
      <text:p text:style-name="P9"><text:span text:style-name="Police_20_par_20_défaut"><text:span text:style-name="T6">Après avoir décompressé les sources, exécutez le script </text:span></text:span><text:span text:style-name="Police_20_par_20_défaut"><text:span text:style-name="T5">fixperms.sh</text:span></text:span><text:span text:style-name="Police_20_par_20_défaut"><text:span text:style-name="T6"> pour corriger les permissions puis n'oubliez pas de configurer votre projet :</text:span></text:span></text:p>
      <text:p text:style-name="code">tar xzvf inf2610-lab2-1.6.tar.gz</text:p>
      <text:p text:style-name="code">cd inf2610-lab2-1.6/</text:p>
      <text:p text:style-name="code">sh fixperms.sh</text:p>
      <text:p text:style-name="code">chmod +x configure</text:p>
      <text:p text:style-name="code">./configure</text:p>
      <text:h text:style-name="Heading_20_1" text:outline-level="1">Classification des verrous [ 8 pts ]</text:h>
      <text:p text:style-name="P8">Vous travaillez sur une librairie dont la fonction est de <text:span text:style-name="Police_20_par_20_défaut"><text:span text:style-name="T3">calculer des statistiques sur des nombres entiers</text:span></text:span>. Plusieurs fils d'exécution pourront ajouter simultanément des valeurs, il est donc nécessaire de protéger la <text:span text:style-name="Police_20_par_20_défaut"><text:span text:style-name="T3">section critique</text:span></text:span> par un verrou.</text:p>
      <text:p text:style-name="P8">La question que l'on peut se poser est de savoir lequel choisir entre un <text:span text:style-name="Police_20_par_20_défaut"><text:span text:style-name="T4">mutex</text:span></text:span>, un <text:span text:style-name="Police_20_par_20_défaut"><text:span text:style-name="T4">sémaphore</text:span></text:span> ou un <text:span text:style-name="Police_20_par_20_défaut"><text:span text:style-name="T4">spinlock</text:span></text:span> ? Quel est leur principe de fonctionnement ? Cet atelier vous permettra d'en faire l'expérience et d'observer leur <text:span text:style-name="Police_20_par_20_défaut"><text:span text:style-name="T3">interaction avec le système d'exploitation</text:span></text:span>.</text:p>
      <text:h text:style-name="Heading_20_2" text:outline-level="2">Implémentation</text:h>
      <text:p text:style-name="P8">Complétez le code source du programme <text:span text:style-name="technical">multilock</text:span> de manière à protéger la section critique d'accumulation des <text:soft-page-break/>statistiques. Les fichiers à compléter sont les suivants :</text:p>
      <text:list xml:id="list3275814581809303102" text:style-name="L2">
        <text:list-item>
          <text:p text:style-name="P15"><text:span text:style-name="Police_20_par_20_défaut"><text:span text:style-name="T3">mutex.c </text:span></text:span>: utilisation d'un seul mutex <text:span text:style-name="Police_20_par_20_défaut"><text:span text:style-name="T4">PThread</text:span></text:span> comme simple verrou partagé.</text:p>
        </text:list-item>
        <text:list-item>
          <text:p text:style-name="P16"><text:span text:style-name="Police_20_par_20_défaut"><text:span text:style-name="T3">semrelay.c</text:span></text:span> : utilisation d'un sémaphore <text:span text:style-name="technical">sem_t</text:span> <text:span text:style-name="Police_20_par_20_défaut"><text:span text:style-name="T3">par fil d'exécution</text:span></text:span>. Lorsqu'un fil a terminé sa section interne, il signale le fil suivant et attend que tous les autres fils se soient exécutés.</text:p>
        </text:list-item>
        <text:list-item>
          <text:p text:style-name="P15"><text:span text:style-name="Police_20_par_20_défaut"><text:span text:style-name="T3">spinlock.c</text:span></text:span> : utilisation de <text:span text:style-name="Police_20_par_20_défaut"><text:span text:style-name="T7">minispinlock</text:span></text:span> (voir le fichier minispinlock.asm).</text:p>
        </text:list-item>
      </text:list>
      <text:p text:style-name="Text_20_body">Dans chaque fichier se trouvent 3 fonctions :</text:p>
      <text:list xml:id="list5511104245524268327" text:style-name="L3">
        <text:list-item>
          <text:p text:style-name="P19"><text:span text:style-name="Police_20_par_20_défaut"><text:span text:style-name="T3">Initialisation</text:span></text:span> (ex :<text:span text:style-name="technical"> serial_init()</text:span>) : allouer le verrou et l'initialiser.</text:p>
        </text:list-item>
        <text:list-item>
          <text:p text:style-name="P19"><text:span text:style-name="Police_20_par_20_défaut"><text:span text:style-name="T3">Finalisation</text:span></text:span> (ex :<text:span text:style-name="technical"> serial_done()</text:span> : libérer la mémoire allouée lors de l'initialisation.</text:p>
        </text:list-item>
        <text:list-item>
          <text:p text:style-name="P17"><text:span text:style-name="Police_20_par_20_défaut"><text:span text:style-name="T3">Fonction principale</text:span></text:span> (ex :<text:span text:style-name="technical"> serial_worker()</text:span> : calcul des statistiques. Insérez le verrouillage et le déverrouillage dans la boucle extérieure.</text:p>
        </text:list-item>
      </text:list>
      <text:p text:style-name="P8">L'option <text:span text:style-name="technical">--lib</text:span> du programme <text:span text:style-name="technical">multilock</text:span> sélectionne la version à exécuter (voir l'aide pour la liste des versions). Pour exécuter toutes les versions, utiliser la commande <text:span text:style-name="technical">--check</text:span>. Pour afficher les résultats du calcul et celui attendu, passer l'option <text:span text:style-name="technical">--verbose</text:span>. Par défaut, 4 fils d'exécutions sont lancés, ce qui est suffisant pour l'expérience, mais l'option <text:span text:style-name="technical">--thread</text:span> permet de lancer plus de fils d'exécution.</text:p>
      <text:p text:style-name="P8">Le code de la section critique de l'expérience est de longueur variable. Le paramètre <text:span text:style-name="technical">inner</text:span> augmente le nombre d'opérations effectuées dans la section critique, tandis que le paramètre <text:span text:style-name="technical">outer</text:span> sert à répéter plusieurs fois la prise et la libération du verrou. Dans la réalité, il est préférable de réduire au minimum le nombre d'instructions dans une section critique. Voici un exemple du lancement du programme.</text:p>
      <text:p text:style-name="code">./multilock --lib serial --verbose</text:p>
      <text:p text:style-name="code">label <text:s text:c="14"/>N <text:s text:c="15"/>sum <text:s text:c="14"/>mean</text:p>
      <text:p text:style-name="code">actual <text:s text:c="7"/>2000000 <text:s text:c="2"/>999999000000.000 <text:s text:c="8"/>499999.500</text:p>
      <text:p text:style-name="code">expected <text:s text:c="5"/>2000000 <text:s text:c="2"/>999999000000.000 <text:s text:c="8"/>499999.500</text:p>
      <text:p text:style-name="code">PASS serial</text:p>
      <text:p text:style-name="Standard"/>
      <text:p text:style-name="P4">Si la section critique est bien protégée, alors le programme retournera « PASS ». Il renverra « FAIL » dans le cas contraire.</text:p>
      <text:h text:style-name="Heading_20_2" text:outline-level="2">Traçage de l'exécution</text:h>
      <text:p text:style-name="Text_20_body">Une fois le code complété, tracez l'ensemble des tests avec la commande suivante :</text:p>
      <text:p text:style-name="code">lttng-simple -k -s -c -- ./multilock-all.sh</text:p>
      <text:p text:style-name="Standard"/>
      <text:p text:style-name="P5"><text:span text:style-name="Police_20_par_20_défaut"><text:span text:style-name="T8">Le script exécute deux</text:span></text:span><text:span text:style-name="Police_20_par_20_défaut"><text:span text:style-name="T9"> granularités de section critique</text:span></text:span><text:span text:style-name="Police_20_par_20_défaut"><text:span text:style-name="T8"> avec 4 fils d'exécution :</text:span></text:span></text:p>
      <text:list xml:id="list8287577419552023134" text:style-name="L4">
        <text:list-item>
          <text:p text:style-name="P14">Une section critique très courte répétée un grand nombre de fois;</text:p>
        </text:list-item>
        <text:list-item>
          <text:p text:style-name="P14">Une section critique très longue répétée un petit nombre de fois.</text:p>
        </text:list-item>
      </text:list>
      <text:p text:style-name="P4"/>
      <text:p text:style-name="P5"><text:span text:style-name="Police_20_par_20_défaut"><text:span text:style-name="T8">Importez la trace </text:span></text:span><text:span text:style-name="technical"><text:span text:style-name="T8">multilock-all.sh-k</text:span></text:span><text:span text:style-name="Police_20_par_20_défaut"><text:span text:style-name="T8"> dans TraceCompass, puis complétez le tableau 1.</text:span></text:span></text:p>
      <text:p text:style-name="Standard"/>
      <table:table table:name="Tableau2" table:style-name="Tableau2">
        <table:table-column table:style-name="Tableau2.A" table:number-columns-repeated="4"/>
        <text:soft-page-break/>
        <table:table-row>
          <table:table-cell table:style-name="Tableau2.A1" office:value-type="string">
            <text:p text:style-name="P10">Propriété</text:p>
          </table:table-cell>
          <table:table-cell table:style-name="Tableau2.A1" office:value-type="string">
            <text:p text:style-name="P10">Mutex</text:p>
          </table:table-cell>
          <table:table-cell table:style-name="Tableau2.A1" office:value-type="string">
            <text:p text:style-name="P10">Semrelay</text:p>
          </table:table-cell>
          <table:table-cell table:style-name="Tableau2.D1" office:value-type="string">
            <text:p text:style-name="P10">Spinlock</text:p>
          </table:table-cell>
        </table:table-row>
        <table:table-row>
          <table:table-cell table:style-name="Tableau2.A2" office:value-type="string">
            <text:p text:style-name="P7">Est-ce que le fil d'exécution en attente bloque pour l'accès à la section critique ? (WAIT_BLOCKED)</text:p>
          </table:table-cell>
          <table:table-cell table:style-name="Tableau2.B2" office:value-type="string">
            <text:p text:style-name="Table_20_Contents">Oui</text:p>
          </table:table-cell>
          <table:table-cell table:style-name="Tableau2.C2" office:value-type="string">
            <text:p text:style-name="Table_20_Contents"/>
          </table:table-cell>
          <table:table-cell table:style-name="Tableau2.D2" office:value-type="string">
            <text:p text:style-name="Table_20_Contents"/>
          </table:table-cell>
        </table:table-row>
        <table:table-row>
          <table:table-cell table:style-name="Tableau2.A3" office:value-type="string">
            <text:p text:style-name="P7">Est-ce qu'il se produit des appels système ? Si oui, lesquels ?</text:p>
          </table:table-cell>
          <table:table-cell table:style-name="Tableau2.B3" office:value-type="string">
            <text:p text:style-name="Table_20_Contents">syscall_exit_futex</text:p>
            <text:p text:style-name="Table_20_Contents">syscall_entry_futex</text:p>
          </table:table-cell>
          <table:table-cell table:style-name="Tableau2.C3" office:value-type="string">
            <text:p text:style-name="Table_20_Contents"/>
          </table:table-cell>
          <table:table-cell table:style-name="Tableau2.D3" office:value-type="string">
            <text:p text:style-name="Table_20_Contents"/>
          </table:table-cell>
        </table:table-row>
        <table:table-row>
          <table:table-cell table:style-name="Tableau2.A4" office:value-type="string">
            <text:p text:style-name="P7">Est-ce qu'une famine est possible? Si oui, comment est-elle visible ?</text:p>
          </table:table-cell>
          <table:table-cell table:style-name="Tableau2.B4" office:value-type="string">
            <text:p text:style-name="Table_20_Contents">Oui, sur la trace on a des zones WAIT_FOR_CPU plus ou moins longue.</text:p>
          </table:table-cell>
          <table:table-cell table:style-name="Tableau2.C4" office:value-type="string">
            <text:p text:style-name="Table_20_Contents"/>
          </table:table-cell>
          <table:table-cell table:style-name="Tableau2.D4" office:value-type="string">
            <text:p text:style-name="Table_20_Contents"/>
          </table:table-cell>
        </table:table-row>
        <table:table-row>
          <table:table-cell table:style-name="Tableau2.A5" office:value-type="string">
            <text:p text:style-name="P7">La granularité affecte-elle le comportement du verrou ? Si oui, comment ?</text:p>
          </table:table-cell>
          <table:table-cell table:style-name="Tableau2.B5" office:value-type="string">
            <text:p text:style-name="P11">Une section critique très longue répétée un petit nombre de fois font qu'il n'y a pas de blocage.</text:p>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12">Tableau 1: Résumé du comportement des verrous</text:p>
      <text:p text:style-name="Standard"/>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es verrous (initialisation, destruction et utilisation).</text:p>
          </table:table-cell>
          <table:table-cell table:style-name="Tableau3.A1" office:value-type="string">
            <text:p text:style-name="Text_20_body"/>
          </table:table-cell>
          <table:table-cell table:style-name="Tableau3.A1" office:value-type="string">
            <text:p text:style-name="Text_20_body"><text:s/>/3 pt</text:p>
          </table:table-cell>
        </table:table-row>
        <table:table-row>
          <table:table-cell table:style-name="Tableau3.A1" office:value-type="string">
            <text:p text:style-name="question">Réponses du tableau 1 (-0,5pt par erreur ou omission).</text:p>
          </table:table-cell>
          <table:table-cell table:style-name="Tableau3.A1" office:value-type="string">
            <text:p text:style-name="Text_20_body"/>
          </table:table-cell>
          <table:table-cell table:style-name="Tableau3.A1" office:value-type="string">
            <text:p text:style-name="Text_20_body"><text:s/>/2 pt</text:p>
          </table:table-cell>
        </table:table-row>
        <table:table-row>
          <table:table-cell table:style-name="Tableau3.A1" office:value-type="string">
            <text:p text:style-name="question">Résumez succinctement les avantages et inconvénients des trois verrous étudiés plus haut selon vos observations.</text:p>
            <text:p text:style-name="Text_20_body">Réponse :</text:p>
          </table:table-cell>
          <table:table-cell table:style-name="Tableau3.A1" office:value-type="string">
            <text:p text:style-name="Text_20_body"/>
          </table:table-cell>
          <table:table-cell table:style-name="Tableau3.A1" office:value-type="string">
            <text:p text:style-name="Text_20_body"><text:s/>/3 pts</text:p>
          </table:table-cell>
        </table:table-row>
      </table:table>
      <text:h text:style-name="Heading_20_1" text:outline-level="1">Détection d'interblocage [ 4 pts ]</text:h>
      <text:p text:style-name="P8">Un interblocage survient lorsqu'il existe un cycle d'attente pour une ressource. Le principal problème lie à un interblocage concerne les possibilités de le détecter. Une manière de faire consiste à <text:span text:style-name="Police_20_par_20_défaut"><text:span text:style-name="T3">surveiller à intervalles réguliers le progrès de l'exécution</text:span></text:span>. Si aucun progrès ne se produit, alors il est possible qu'un interblocage soit survenu. Un tel mécanisme de détection est communément appelé <text:span text:style-name="Police_20_par_20_défaut"><text:span text:style-name="T4">watchdog</text:span></text:span>.</text:p>
      <text:p text:style-name="P8">Vous désirez réaliser un détecteur d'interblocage tel que décrit ci-dessus. Le programme <text:span text:style-name="technical">interblocage</text:span> simule un traitement d'une durée variable, avec un accès concurrent aux variables <text:span text:style-name="technical">x</text:span> et <text:span text:style-name="technical">y</text:span>. Pour tenter de provoquer un interblocage, les deux fils d'exécution verrouillent <text:span text:style-name="technical">lock_one</text:span> et <text:span text:style-name="technical">lock_two</text:span> dans l'ordre inverse l'un de l'autre.</text:p>
      <text:p text:style-name="P8"><text:span text:style-name="Police_20_par_20_défaut"><text:span text:style-name="T3">La fonction </text:span></text:span><text:span text:style-name="technical"><text:span text:style-name="T3">watchdog()</text:span></text:span><text:span text:style-name="Police_20_par_20_défaut"><text:span text:style-name="T3"> est appelée toutes les 100 ms.</text:span></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omplétez le verrouillage de <text:span text:style-name="technical">lock_one</text:span> et <text:span text:style-name="technical">lock_two</text:span> de manière à provoquer un interblocage. <text:soft-page-break/>Exécutez le programme <text:span text:style-name="technical">interblocage</text:span> à plusieurs reprises.</text:p>
            <text:list xml:id="list5853937398660499970" text:style-name="L5">
              <text:list-item>
                <text:list>
                  <text:list-item>
                    <text:p text:style-name="P23">L'interblocage survient-il toujours pour les mêmes valeurs de <text:span text:style-name="technical">x </text:span>? Expliquez pourquoi.</text:p>
                  </text:list-item>
                  <text:list-item>
                    <text:p text:style-name="P23">Est-ce possible que l'interblocage ne survienne jamais ? Si oui, proposez un exemple concret.</text:p>
                  </text:list-item>
                </text:list>
              </text:list-item>
            </text:list>
            <text:p text:style-name="Text_20_body">Réponses :</text:p>
            <text:p text:style-name="P8"><text:span text:style-name="T14">Non, l</text:span>'apparition de l'interblocage est liée à l'ordonnancement, qu'on ne maitrise pas ici.</text:p>
            <text:p text:style-name="P8">Si un des fil d’exécution a le temps de s’exécuter jusqu'au deuxième lock sans que l'autre fil est eu le temps d'arriver au premier lock, il n'y aura pas d'interblocage.</text:p>
          </table:table-cell>
          <table:table-cell table:style-name="Tableau4.A1" office:value-type="string">
            <text:p text:style-name="Text_20_body"/>
          </table:table-cell>
          <table:table-cell table:style-name="Tableau4.A1" office:value-type="string">
            <text:p text:style-name="Text_20_body"><text:s/>/2 pt</text:p>
          </table:table-cell>
        </table:table-row>
        <table:table-row>
          <table:table-cell table:style-name="Tableau4.A1" office:value-type="string">
            <text:p text:style-name="question">Implémentez la fonction <text:span text:style-name="technical">watchdog()</text:span> pour détecter un interblocage. Lorsqu'un interblocage est détecté, on fera un appel à <text:span text:style-name="technical">exit()</text:span> pour terminer le programme et tous les fils d'exécution.</text:p>
            <text:list xml:id="list7207306602076479780" text:style-name="L6">
              <text:list-item>
                <text:list>
                  <text:list-item>
                    <text:p text:style-name="P25">Votre détection d'interblocage est-elle parfaite (i.e détecte bien tous les interblocages)?</text:p>
                  </text:list-item>
                  <text:list-item>
                    <text:p text:style-name="P25">Quel est le risque principal d'une telle solution ?</text:p>
                  </text:list-item>
                  <text:list-item>
                    <text:p text:style-name="P25">Plutôt que de terminer complètement tout le programme par un appel a <text:span text:style-name="Police_20_par_20_défaut"><text:span text:style-name="T4">exit()</text:span></text:span>, pouvez-vous définir une autre procédure pour régler le problème de l'interblocage ?</text:p>
                  </text:list-item>
                </text:list>
              </text:list-item>
            </text:list>
            <text:p text:style-name="Text_20_body">Réponses :</text:p>
          </table:table-cell>
          <table:table-cell table:style-name="Tableau4.A1" office:value-type="string">
            <text:p text:style-name="Text_20_body"/>
          </table:table-cell>
          <table:table-cell table:style-name="Tableau4.A1" office:value-type="string">
            <text:p text:style-name="Text_20_body"><text:s/>/1 pt</text:p>
          </table:table-cell>
        </table:table-row>
        <table:table-row>
          <table:table-cell table:style-name="Tableau4.A1" office:value-type="string">
            <text:p text:style-name="question">Placez l'appel à <text:span text:style-name="technical">pthread_barrier_wait()</text:span> dans les fonctions <text:span text:style-name="technical">worker_foo()</text:span> et <text:span text:style-name="technical">worker_bar()</text:span> de manière à <text:span text:style-name="Police_20_par_20_défaut"><text:span text:style-name="T3">forcer l'interblocage dès le premier cycle</text:span></text:span>. <text:span text:style-name="Police_20_par_20_défaut"><text:span text:style-name="T11">ATTENTION :</text:span></text:span><text:span text:style-name="Police_20_par_20_défaut"><text:span text:style-name="T10"> l'interblocage doit bien être réalisé sur les verrous <text:s/></text:span></text:span><text:span text:style-name="technical"><text:span text:style-name="T10">lock_one</text:span></text:span><text:span text:style-name="Police_20_par_20_défaut"><text:span text:style-name="T10"> et </text:span></text:span><text:span text:style-name="technical"><text:span text:style-name="T10">lock_two </text:span></text:span><text:span text:style-name="technical"><text:span text:style-name="T12">et non sur la barrière elle-même.</text:span></text:span></text:p>
          </table:table-cell>
          <table:table-cell table:style-name="Tableau4.A1" office:value-type="string">
            <text:p text:style-name="Text_20_body"/>
          </table:table-cell>
          <table:table-cell table:style-name="Tableau4.A1" office:value-type="string">
            <text:p text:style-name="Text_20_body"><text:s/>/1 pts</text:p>
          </table:table-cell>
        </table:table-row>
      </table:table>
      <text:h text:style-name="Heading_20_1" text:outline-level="1">Communication par tubes [ 8 pts ]</text:h>
      <text:p text:style-name="P8">L'analyse lexicale est à la base de la classification des documents réalisée par un moteur de recherche. Pour comparer des documents, on pourra par exemple utiliser des méthodes d'analyse des fréquences d'apparition des mots.</text:p>
      <text:p text:style-name="P8">Le programme <text:span text:style-name="technical">lexique</text:span> est un prototype qui calcule la fréquence des mots dans un texte. Le but de cet exercice est de lire le texte à analyser depuis l'entrée standard (<text:span text:style-name="Police_20_par_20_défaut"><text:span text:style-name="T4">stdin</text:span></text:span>) et d'afficher ensuite le résultat sur la sortie standard (<text:span text:style-name="Police_20_par_20_défaut"><text:span text:style-name="T4">stdout</text:span></text:span>).</text:p>
      <text:p text:style-name="P8">Le traitement comporte deux étapes, <text:span text:style-name="Police_20_par_20_défaut"><text:span text:style-name="T3">chacune effectuée dans un processus</text:span></text:span>, tel que montré sur la figure 1.</text:p>
      <text:list xml:id="list686143610556856718" text:style-name="L7">
        <text:list-item>
          <text:p text:style-name="P18">La première étape consiste à séparer l'entrée en mots et à calculer leurs tailles.</text:p>
        </text:list-item>
        <text:list-item>
          <text:p text:style-name="P18">La deuxième étape est consacrée à compter les fréquences d'apparitions des mots. Les résultats de cette analyse sont stockés dans une table de hachage.</text:p>
        </text:list-item>
      </text:list>
      <text:p text:style-name="P8">L'échange d'informations entre les deux processus se fait par le biais de deux tubes (pipes). L'un sert à transmettre la taille des mots, tandis que l'autre permet la transmission des mots eux-mêmes.</text:p>
      <text:p text:style-name="Text_20_body"><draw:frame draw:style-name="fr1" draw:name="Cadre1" text:anchor-type="paragraph" svg:width="17.59cm" style:rel-width="scale" svg:height="2.632cm" style:rel-height="scale" draw:z-index="0"><draw:text-box><text:p text:style-name="P13"><text:span text:style-name="Police_20_par_20_défaut"><text:span text:style-name="T8">Illustration 1: Schéma de fonctionnement du programme lexique</text:span></text:span></text:p></draw:text-box></draw:frame><text:soft-page-break/><text:span text:style-name="Police_20_par_20_défaut"><text:span text:style-name="T13"/></text:span></text:p>
      <text:p text:style-name="P8">Les fonctions <text:span text:style-name="technical">task_tokenize()</text:span> et <text:span text:style-name="technical">task_frequency()</text:span> sont fournies. Vous devez compléter la fonction <text:span text:style-name="technical">main()</text:span> du fichier <text:span text:style-name="technical">lexique.c</text:span> pour initialiser les tubes et démarrer ces deux tâches en tant que processus. Les fichiers <text:span text:style-name="technical">text-small</text:span>, <text:span text:style-name="technical">text-linux</text:span> et <text:span text:style-name="technical">text-galaxy</text:span> sont fournis à des fins de test. Voici un exemple d'exécution, qui envoie le fichier <text:span text:style-name="technical">text-small</text:span> à l'entrée standard du programme <text:span text:style-name="technical">lexique</text:span> :</text:p>
      <text:p text:style-name="code">./lexique &lt; text-small</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question">Implémentation du programme (création des tubes, passage des paramètres aux fonctions <text:span text:style-name="technical">task_tokenize()</text:span> et <text:span text:style-name="technical">task_frequency()</text:span>).</text:p>
          </table:table-cell>
          <table:table-cell table:style-name="Tableau5.A1" office:value-type="string">
            <text:p text:style-name="Text_20_body"/>
          </table:table-cell>
          <table:table-cell table:style-name="Tableau5.A1" office:value-type="string">
            <text:p text:style-name="Text_20_body"><text:s/>/4 pt</text:p>
          </table:table-cell>
        </table:table-row>
        <table:table-row>
          <table:table-cell table:style-name="Tableau5.A1" office:value-type="string">
            <text:p text:style-name="question">Actuellement, les statistiques de fréquences sont affichées seulement à la fin du traitement. En appuyant sur les touches CTRL-C, le signal SIGINT est envoyé au programme. Celui-ci quitte et les données ne sont pas affichées.</text:p>
            <text:p text:style-name="P24">Modifiez le gestionnaire d'événements pour afficher les données <text:span text:style-name="Police_20_par_20_défaut"><text:span text:style-name="T3">avant de quitter</text:span></text:span>. (Astuce : en envoyant la taille de mot -1 à <text:span text:style-name="technical">task_frequency()</text:span>, alors le processus affiche les données et cesse le traitement).</text:p>
          </table:table-cell>
          <table:table-cell table:style-name="Tableau5.A1" office:value-type="string">
            <text:p text:style-name="Text_20_body"/>
          </table:table-cell>
          <table:table-cell table:style-name="Tableau5.A1" office:value-type="string">
            <text:p text:style-name="Text_20_body"><text:s/>/3 pt</text:p>
          </table:table-cell>
        </table:table-row>
        <table:table-row>
          <table:table-cell table:style-name="Tableau5.A1" office:value-type="string">
            <text:p text:style-name="question">L'utilisation de tubes permet de connecter facilement deux programmes réalisés dans des langages différents. Nommez 3 éléments à prendre en compte si <text:span text:style-name="technical">task_tokenize() </text:span>est réalisé en langage C, mais que <text:span text:style-name="technical">task_frequency()</text:span> est réalisé en Java, et que le programme s'exécute sur l'architecture Intel x86-64.</text:p>
          </table:table-cell>
          <table:table-cell table:style-name="Tableau5.A1" office:value-type="string">
            <text:p text:style-name="Text_20_body"/>
          </table:table-cell>
          <table:table-cell table:style-name="Tableau5.A1" office:value-type="string">
            <text:p text:style-name="Text_20_body"><text:s/>/1 p</text:p>
          </table:table-cell>
        </table:table-row>
      </table:table>
      <text:h text:style-name="Heading_20_1" text:outline-level="1">[BONUS] Retour sur les ATM [2 pts]</text:h>
      <text:p text:style-name="P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à celui que l'on obtient lors d'une exécution sérielle desdites opérations.</text:p>
      <text:p text:style-name="P8">Proposez une solution à ce problème et implémentez la dans le fichier banque.c fourni.</text:p>
      <text:p text:style-name="P8">Notez que vous pouvez simplement copier-coller la partie gestion des threads que vous aviez implémenté a la séance passée.</text:p>
      <table:table table:name="Tableau6" table:style-name="Tableau6">
        <table:table-column table:style-name="Tableau6.A"/>
        <table:table-column table:style-name="Tableau6.B"/>
        <table:table-column table:style-name="Tableau6.C"/>
        <table:table-row>
          <table:table-cell table:style-name="Tableau6.A1" office:value-type="string">
            <text:p text:style-name="question">Pertinence de la solution et bonne implémentation.</text:p>
          </table:table-cell>
          <table:table-cell table:style-name="Tableau6.A1" office:value-type="string">
            <text:p text:style-name="Text_20_body"/>
          </table:table-cell>
          <table:table-cell table:style-name="Tableau6.A1" office:value-type="string">
            <text:p text:style-name="Text_20_body"><text:s/>/2 pt</text:p>
          </table:table-cell>
        </table:table-row>
      </table:table>
      <text:h text:style-name="Heading_20_1" text:outline-level="1">Correction</text:h>
      <table:table table:name="Tableau7" table:style-name="Tableau7">
        <table:table-column table:style-name="Tableau7.A"/>
        <table:table-column table:style-name="Tableau7.B"/>
        <text:soft-page-break/>
        <table:table-row>
          <table:table-cell table:style-name="Tableau7.A1" office:value-type="string">
            <text:p text:style-name="Table_20_Contents">Points des questions 1 à 4</text:p>
          </table:table-cell>
          <table:table-cell table:style-name="Tableau7.B1" office:value-type="string">
            <text:p text:style-name="Table_20_Contents">0</text:p>
          </table:table-cell>
        </table:table-row>
        <table:table-row>
          <table:table-cell table:style-name="Tableau7.A2" office:value-type="string">
            <text:p text:style-name="Table_20_Contents">Pénalité de retard</text:p>
          </table:table-cell>
          <table:table-cell table:style-name="Tableau7.B2" office:value-type="string">
            <text:p text:style-name="Table_20_Contents">0</text:p>
          </table:table-cell>
        </table:table-row>
        <table:table-row>
          <table:table-cell table:style-name="Tableau7.A2" office:value-type="string">
            <text:p text:style-name="Table_20_Contents">Qualité de la langue (-0,5% par faute)</text:p>
          </table:table-cell>
          <table:table-cell table:style-name="Tableau7.B2" office:value-type="string">
            <text:p text:style-name="Table_20_Contents">0</text:p>
          </table:table-cell>
        </table:table-row>
        <table:table-row>
          <table:table-cell table:style-name="Tableau7.A2" office:value-type="string">
            <text:p text:style-name="Table_20_Contents">Points bonus</text:p>
          </table:table-cell>
          <table:table-cell table:style-name="Tableau7.B2" office:value-type="string">
            <text:p text:style-name="Table_20_Contents">0</text:p>
          </table:table-cell>
        </table:table-row>
        <table:table-row>
          <table:table-cell table:style-name="Tableau7.A2" office:value-type="string">
            <text:p text:style-name="Table_20_Contents">Note finale sur 20</text:p>
          </table:table-cell>
          <table:table-cell table:style-name="Tableau7.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style: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style:graphic-properties draw:fill="solid" draw:fill-color="#ffffcc" draw:opacity="100%"/>
      <style:paragraph-properties fo:hyphenation-ladder-count="no-limit" fo:background-color="#ffffcc"/>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Linux_X86_64 LibreOffice_project/40$Build-2</meta:generator>
    <meta:initial-creator>francis </meta:initial-creator>
    <meta:creation-date>2014-02-06T09:23:00Z</meta:creation-date>
    <dc:date>2015-10-06T11:52:45.597606788</dc:date>
    <meta:editing-cycles>91</meta:editing-cycles>
    <meta:editing-duration>PT11H14M58S</meta:editing-duration>
    <meta:document-statistic meta:table-count="7" meta:image-count="0" meta:object-count="0" meta:page-count="6" meta:paragraph-count="126" meta:word-count="1696" meta:character-count="10904" meta:non-whitespace-character-count="9278"/>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meta:template xlink:type="simple" xlink:actuate="onRequest" xlink:title="" xlink:href="Normal.dotm"/>
  </office:meta>
</office:document-meta>
</file>